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" svg:font-family="Ar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Ar" officeooo:rsid="00093425" officeooo:paragraph-rsid="00093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CH DB</text:p>
      <text:p text:style-name="P1"/>
      <text:p text:style-name="P1"/>
      <text:p text:style-name="P1"/>
      <text:p text:style-name="P1">NoSQL → Los datos no se almacenan en tablas. Son según su modelo de datos. No hay tablas con tipos de datos estructurados. Un objeto puede tener sus atributos y otro objeto del mismo tipo puede tener otros.</text:p>
      <text:p text:style-name="P1">La traduccion es Not only sql, es decir que no siempre tiene un lengauje estructurado definido, si no que se maneja de otra forma. Por ejempl cocuch se maneja con http, y por ejemplo mongo es con metodos de javascript</text:p>
      <text:p text:style-name="P1"/>
      <text:p text:style-name="P1">Por lo general se usan NoSQL cuando las aplicaciones pueden tolerar fallos, reescritura de datos no consistentes, y esas cosas. Como las redes sociuales, que vos quizas no actualizaste un perfil y estas viendo informacion vieja. Esto se llama consistencia eventual</text:p>
      <text:p text:style-name="P1"/>
      <text:p text:style-name="P1">Usamos couchDB pq tambien se usa para la replicacion y sincronizacion de muchas instancias, por eso se usa cuando hay usuarios que trabajan offline.</text:p>
      <text:p text:style-name="P1"/>
      <text:p text:style-name="P1">MongoDB prefiere consistencia y tolerancia a la partición.</text:p>
      <text:p text:style-name="P1">CouchDB prefiere disponibilidad y tolerancia a la partición.</text:p>
      <text:p text:style-name="P1"/>
      <text:p text:style-name="P1">Recordemos que la consistencia-tolerancia-disponibilidad es complicada</text:p>
      <text:p text:style-name="P1"/>
      <text:p text:style-name="P1">Documentos:</text:p>
      <text:p text:style-name="P1">Son la unidad de datos en couch. Consta de cualquier nro de campos en JSON. Los docs tienen metadatos que lois matiene el sistema de BD. Estos tiene nombre unico y valores de diferentes tipos. </text:p>
      <text:p text:style-name="P1">Couch no tiene bloqueo, usa MVCC. Todo el tiempo tiene alto rendimiento y muchas cargas concurrentes. SI otro cliente modifica lo que estoy modificando yo, lo guarda y puede tirar un erro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" svg:font-family="Ar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1:37:53.435566194</meta:creation-date>
    <dc:date>2024-05-10T18:02:14.729537554</dc:date>
    <meta:editing-duration>PT6H24M23S</meta:editing-duration>
    <meta:editing-cycles>1</meta:editing-cycles>
    <meta:document-statistic meta:table-count="0" meta:image-count="0" meta:object-count="0" meta:page-count="1" meta:paragraph-count="11" meta:word-count="235" meta:character-count="1424" meta:non-whitespace-character-count="1199"/>
    <meta:generator>LibreOffice/7.4.7.2$Linux_X86_64 LibreOffice_project/40$Build-2</meta:generator>
  </office:meta>
</office:document-meta>
</file>